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6.684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co4" style:family="table-column">
      <style:table-column-properties style:column-width="2.924cm" style:use-optimal-column-width="false"/>
    </style:style>
    <style:style style:name="co5" style:family="table-column">
      <style:table-column-properties style:column-width="2.785cm" style:use-optimal-column-width="false"/>
    </style:style>
    <style:style style:name="co6" style:family="table-column">
      <style:table-column-properties style:column-width="2.758cm" style:use-optimal-column-width="false"/>
    </style:style>
    <style:style style:name="co7" style:family="table-column">
      <style:table-column-properties style:column-width="3.091cm" style:use-optimal-column-width="false"/>
    </style:style>
    <style:style style:name="co8" style:family="table-column">
      <style:table-column-properties style:column-width="3.287cm" style:use-optimal-column-width="false"/>
    </style:style>
    <style:style style:name="co9" style:family="table-column">
      <style:table-column-properties style:column-width="2.98cm" style:use-optimal-column-width="false"/>
    </style:style>
    <style:style style:name="co10" style:family="table-column">
      <style:table-column-properties style:column-width="3.03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standard" draw:layer="layout" svg:width="33.008cm" svg:height="4.859cm" svg:x="4.88cm" svg:y="3.0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 table:number-columns-spanned="2">
                <text:p text:style-name="P1"><text:span text:style-name="T1">Tarifas de Voz IP (Oct-2013)</text:span></text:p>
              </table:table-cell>
              <table:covered-table-cell/>
              <table:table-cell table:number-columns-spanned="3">
                <text:p text:style-name="P1"><text:span text:style-name="T1">Altas € (sin iva)</text:span></text:p>
              </table:table-cell>
              <table:covered-table-cell/>
              <table:covered-table-cell/>
              <table:table-cell table:number-columns-spanned="2">
                <text:p text:style-name="P1"><text:span text:style-name="T1">Cuotas € (sin iva)</text:span></text:p>
              </table:table-cell>
              <table:covered-table-cell/>
              <table:table-cell table:number-columns-spanned="3">
                <text:p text:style-name="P1"><text:span text:style-name="T1">Llamadas €/min (sin iva)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number-columns-spanned="2">
                <text:p text:style-name="P1"><text:span text:style-name="T1">Proveedor</text:span></text:p>
              </table:table-cell>
              <table:covered-table-cell/>
              <table:table-cell>
                <text:p text:style-name="P1"><text:span text:style-name="T1">Línea</text:span></text:p>
              </table:table-cell>
              <table:table-cell>
                <text:p text:style-name="P1"><text:span text:style-name="T1">Número</text:span></text:p>
              </table:table-cell>
              <table:table-cell>
                <text:p text:style-name="P1"><text:span text:style-name="T1">Portab.</text:span></text:p>
              </table:table-cell>
              <table:table-cell>
                <text:p text:style-name="P1"><text:span text:style-name="T1">Línea</text:span></text:p>
              </table:table-cell>
              <table:table-cell>
                <text:p text:style-name="P1"><text:span text:style-name="T1">Número</text:span></text:p>
              </table:table-cell>
              <table:table-cell>
                <text:p text:style-name="P1"><text:span text:style-name="T1">Internas</text:span></text:p>
              </table:table-cell>
              <table:table-cell>
                <text:p text:style-name="P1"><text:span text:style-name="T1">A fijo</text:span></text:p>
              </table:table-cell>
              <table:table-cell>
                <text:p text:style-name="P1"><text:span text:style-name="T1">A móvil</text:span></text:p>
              </table:table-cell>
            </table:table-row>
            <table:table-row table:style-name="ro1" table:default-cell-style-name="ce1">
              <table:table-cell>
                <text:p text:style-name="P1">Adam</text:p>
              </table:table-cell>
              <table:table-cell>
                <text:p text:style-name="P1">http://www.adam.es</text:p>
              </table:table-cell>
              <table:table-cell>
                <text:p text:style-name="P2">0,00 €</text:p>
              </table:table-cell>
              <table:table-cell>
                <text:p text:style-name="P2"><text:span text:style-name="T1">2,00 €</text:span></text:p>
              </table:table-cell>
              <table:table-cell>
                <text:p text:style-name="P2"><text:span text:style-name="T1">15,00 €</text:span></text:p>
              </table:table-cell>
              <table:table-cell>
                <text:p text:style-name="P2">0,00 €</text:p>
              </table:table-cell>
              <table:table-cell>
                <text:p text:style-name="P2"><text:span text:style-name="T1">2,00 €</text:span></text:p>
              </table:table-cell>
              <table:table-cell>
                <text:p text:style-name="P2">0,0000 €</text:p>
              </table:table-cell>
              <table:table-cell>
                <text:p text:style-name="P2"><text:span text:style-name="T1">0,0140 €</text:span></text:p>
              </table:table-cell>
              <table:table-cell>
                <text:p text:style-name="P2"><text:span text:style-name="T1">0,0500 €</text:span></text:p>
              </table:table-cell>
            </table:table-row>
            <table:table-row table:style-name="ro1" table:default-cell-style-name="ce1">
              <table:table-cell>
                <text:p text:style-name="P1">Anescu</text:p>
              </table:table-cell>
              <table:table-cell>
                <text:p text:style-name="P1">http://www.anescu.es</text:p>
              </table:table-cell>
              <table:table-cell>
                <text:p text:style-name="P2">0,00 €</text:p>
              </table:table-cell>
              <table:table-cell>
                <text:p text:style-name="P2"><text:span text:style-name="T1">0,00 €</text:span></text:p>
              </table:table-cell>
              <table:table-cell>
                <text:p text:style-name="P2"><text:span text:style-name="T1">0,00 €</text:span></text:p>
              </table:table-cell>
              <table:table-cell>
                <text:p text:style-name="P2">0,00 €</text:p>
              </table:table-cell>
              <table:table-cell>
                <text:p text:style-name="P2"><text:span text:style-name="T1">5,00 €</text:span></text:p>
              </table:table-cell>
              <table:table-cell>
                <text:p text:style-name="P2">0,0000 €</text:p>
              </table:table-cell>
              <table:table-cell>
                <text:p text:style-name="P2"><text:span text:style-name="T1">0,0100 €</text:span></text:p>
              </table:table-cell>
              <table:table-cell>
                <text:p text:style-name="P2"><text:span text:style-name="T1">0,0600 €</text:span></text:p>
              </table:table-cell>
            </table:table-row>
            <table:table-row table:style-name="ro1" table:default-cell-style-name="ce1">
              <table:table-cell>
                <text:p text:style-name="P1">Sarenet</text:p>
              </table:table-cell>
              <table:table-cell>
                <text:p text:style-name="P1">http://www.sarenet.es</text:p>
              </table:table-cell>
              <table:table-cell>
                <text:p text:style-name="P2">0,00 €</text:p>
              </table:table-cell>
              <table:table-cell>
                <text:p text:style-name="P2"><text:span text:style-name="T1">0,00 €</text:span></text:p>
              </table:table-cell>
              <table:table-cell>
                <text:p text:style-name="P2"><text:span text:style-name="T1">12,00 €</text:span></text:p>
              </table:table-cell>
              <table:table-cell>
                <text:p text:style-name="P2">0,00 €</text:p>
              </table:table-cell>
              <table:table-cell>
                <text:p text:style-name="P2"><text:span text:style-name="T1">5,00 €</text:span></text:p>
              </table:table-cell>
              <table:table-cell>
                <text:p text:style-name="P2">0,0000 €</text:p>
              </table:table-cell>
              <table:table-cell>
                <text:p text:style-name="P2"><text:span text:style-name="T1">0,0100 €</text:span></text:p>
              </table:table-cell>
              <table:table-cell>
                <text:p text:style-name="P2"><text:span text:style-name="T1">0,0390 €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4T21:57:15.661786570</meta:creation-date>
    <meta:editing-duration>PT3M33S</meta:editing-duration>
    <meta:editing-cycles>4</meta:editing-cycles>
    <meta:generator>LibreOffice/4.1.2.3$Linux_X86_64 LibreOffice_project/410m0$Build-3</meta:generator>
    <dc:date>2013-11-14T23:02:46.501169285</dc:date>
    <meta:document-statistic meta:object-count="1"/>
  </office:meta>
</office:document-meta>
</file>